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e07e" officeooo:paragraph-rsid="0017e07e"/>
    </style:style>
    <style:style style:name="T1" style:family="text">
      <style:text-properties officeooo:rsid="0018c0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workstation: 12700 i7 64Gb RAM <text:s/>3060 lite</text:p>
      <text:p text:style-name="P1"><text:span text:style-name="T1">2</text:span> workstation: 12700 i7 32Gb RAM 166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6T16:23:34.839589668</meta:creation-date>
    <dc:date>2025-05-16T16:30:27.964170409</dc:date>
    <meta:editing-duration>PT6M53S</meta:editing-duration>
    <meta:editing-cycles>2</meta:editing-cycles>
    <meta:generator>LibreOffice/25.2.3.2$Linux_X86_64 LibreOffice_project/520$Build-2</meta:generator>
    <meta:document-statistic meta:table-count="0" meta:image-count="0" meta:object-count="0" meta:page-count="1" meta:paragraph-count="2" meta:word-count="15" meta:character-count="80" meta:non-whitespace-character-count="66"/>
  </office:meta>
</office:document-meta>
</file>